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7.62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column table:style-name="co2" table:number-columns-repeated="16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7"/>
        </table:table-row>
        <table:table-row table:style-name="ro1">
          <table:table-cell table:number-columns-repeated="20"/>
          <table:table-cell table:formula="of:=2^14" office:value-type="float" office:value="16384" calcext:value-type="float">
            <text:p>16384</text:p>
          </table:table-cell>
          <table:table-cell table:formula="of:=2^15" office:value-type="float" office:value="32768" calcext:value-type="float">
            <text:p>32768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4" calcext:value-type="float">
            <text:p>80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3]+2*[.R3]+4*[.Q3]+8*[.P3]+16*[.O3]+32*[.N3]+64*[.M3]+128*[.L3]+256*[.K3]+512*[.J3]+1024*[.I3]+2048*[.H3]+4096*[.G3]+8192*[.F3]+16384*[.E3]+32768*[.D3]" office:value-type="float" office:value="32772" calcext:value-type="float">
            <text:p>32772</text:p>
          </table:table-cell>
          <table:table-cell table:formula="of:=DEC2HEX([.T3])" office:value-type="string" office:string-value="8004" calcext:value-type="string">
            <text:p>8004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4]+2*[.R4]+4*[.Q4]+8*[.P4]+16*[.O4]+32*[.N4]+64*[.M4]+128*[.L4]+256*[.K4]+512*[.J4]+1024*[.I4]+2048*[.H4]+4096*[.G4]+8192*[.F4]+16384*[.E4]+32768*[.D4]" office:value-type="float" office:value="46084" calcext:value-type="float">
            <text:p>46084</text:p>
          </table:table-cell>
          <table:table-cell table:formula="of:=DEC2HEX([.T4])" office:value-type="string" office:string-value="B404" calcext:value-type="string">
            <text:p>B404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C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5]+2*[.R5]+4*[.Q5]+8*[.P5]+16*[.O5]+32*[.N5]+64*[.M5]+128*[.L5]+256*[.K5]+512*[.J5]+1024*[.I5]+2048*[.H5]+4096*[.G5]+8192*[.F5]+16384*[.E5]+32768*[.D5]" office:value-type="float" office:value="35844" calcext:value-type="float">
            <text:p>35844</text:p>
          </table:table-cell>
          <table:table-cell table:formula="of:=DEC2HEX([.T5])" office:value-type="string" office:string-value="8C04" calcext:value-type="string">
            <text:p>8C04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6]+2*[.R6]+4*[.Q6]+8*[.P6]+16*[.O6]+32*[.N6]+64*[.M6]+128*[.L6]+256*[.K6]+512*[.J6]+1024*[.I6]+2048*[.H6]+4096*[.G6]+8192*[.F6]+16384*[.E6]+32768*[.D6]" office:value-type="float" office:value="11269" calcext:value-type="float">
            <text:p>11269</text:p>
          </table:table-cell>
          <table:table-cell table:formula="of:=DEC2HEX([.T6])" office:value-type="string" office:string-value="2C05" calcext:value-type="string">
            <text:p>2C05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1" table:formula="of:=[.AA5]" office:value-type="float" office:value="0" calcext:value-type="float">
            <text:p>0</text:p>
          </table:table-cell>
          <table:table-cell/>
          <table:table-cell table:style-name="ce1" table:formula="of:=[.Z6]" office:value-type="float" office:value="1" calcext:value-type="float">
            <text:p>1</text:p>
          </table:table-cell>
          <table:table-cell table:style-name="ce1" table:formula="of:=[.Y3]" office:value-type="float" office:value="0" calcext:value-type="float">
            <text:p>0</text:p>
          </table:table-cell>
          <table:table-cell table:style-name="ce1" table:formula="of:=[.Y5]" office:value-type="float" office:value="0" calcext:value-type="float">
            <text:p>0</text:p>
          </table:table-cell>
          <table:table-cell table:style-name="ce1" table:formula="of:=[.Z4]" office:value-type="float" office:value="0" calcext:value-type="float">
            <text:p>0</text:p>
          </table:table-cell>
          <table:table-cell table:number-columns-repeated="7"/>
          <table:table-cell table:style-name="ce1" table:formula="of:=[.AA3]" office:value-type="float" office:value="0" calcext:value-type="float">
            <text:p>0</text:p>
          </table:table-cell>
          <table:table-cell/>
          <table:table-cell table:style-name="ce1" table:formula="of:=[.Z2]" office:value-type="float" office:value="0" calcext:value-type="float">
            <text:p>0</text:p>
          </table:table-cell>
          <table:table-cell table:formula="of:=[.S7]+2*[.R7]+4*[.Q7]+8*[.P7]+16*[.O7]+32*[.N7]+64*[.M7]+128*[.L7]+256*[.K7]+512*[.J7]+1024*[.I7]+2048*[.H7]+4096*[.G7]+8192*[.F7]+16384*[.E7]+32768*[.D7]" office:value-type="float" office:value="8192" calcext:value-type="float">
            <text:p>8192</text:p>
          </table:table-cell>
          <table:table-cell table:style-name="ce1" table:formula="of:=DEC2HEX([.T7])" office:value-type="string" office:string-value="2000" calcext:value-type="string">
            <text:p>20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5" calcext:value-type="float">
            <text:p>80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8]+2*[.R8]+4*[.Q8]+8*[.P8]+16*[.O8]+32*[.N8]+64*[.M8]+128*[.L8]+256*[.K8]+512*[.J8]+1024*[.I8]+2048*[.H8]+4096*[.G8]+8192*[.F8]+16384*[.E8]+32768*[.D8]" office:value-type="float" office:value="32773" calcext:value-type="float">
            <text:p>32773</text:p>
          </table:table-cell>
          <table:table-cell table:formula="of:=DEC2HEX([.T8])" office:value-type="string" office:string-value="8005" calcext:value-type="string">
            <text:p>800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8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9]+2*[.R9]+4*[.Q9]+8*[.P9]+16*[.O9]+32*[.N9]+64*[.M9]+128*[.L9]+256*[.K9]+512*[.J9]+1024*[.I9]+2048*[.H9]+4096*[.G9]+8192*[.F9]+16384*[.E9]+32768*[.D9]" office:value-type="float" office:value="47109" calcext:value-type="float">
            <text:p>47109</text:p>
          </table:table-cell>
          <table:table-cell table:formula="of:=DEC2HEX([.T9])" office:value-type="string" office:string-value="B805" calcext:value-type="string">
            <text:p>B80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10]+2*[.R10]+4*[.Q10]+8*[.P10]+16*[.O10]+32*[.N10]+64*[.M10]+128*[.L10]+256*[.K10]+512*[.J10]+1024*[.I10]+2048*[.H10]+4096*[.G10]+8192*[.F10]+16384*[.E10]+32768*[.D10]" office:value-type="float" office:value="37892" calcext:value-type="float">
            <text:p>37892</text:p>
          </table:table-cell>
          <table:table-cell table:formula="of:=DEC2HEX([.T10])" office:value-type="string" office:string-value="9404" calcext:value-type="string">
            <text:p>940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1]+2*[.R11]+4*[.Q11]+8*[.P11]+16*[.O11]+32*[.N11]+64*[.M11]+128*[.L11]+256*[.K11]+512*[.J11]+1024*[.I11]+2048*[.H11]+4096*[.G11]+8192*[.F11]+16384*[.E11]+32768*[.D11]" office:value-type="float" office:value="41989" calcext:value-type="float">
            <text:p>41989</text:p>
          </table:table-cell>
          <table:table-cell table:formula="of:=DEC2HEX([.T11])" office:value-type="string" office:string-value="A405" calcext:value-type="string">
            <text:p>A405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style-name="ce2" table:formula="of:=[.Z11]" office:value-type="float" office:value="0" calcext:value-type="float">
            <text:p>0</text:p>
          </table:table-cell>
          <table:table-cell table:style-name="ce1" table:number-columns-repeated="6"/>
          <table:table-cell table:style-name="ce2" table:formula="of:=[.AA14]" office:value-type="float" office:value="0" calcext:value-type="float">
            <text:p>0</text:p>
          </table:table-cell>
          <table:table-cell table:style-name="ce2" table:formula="of:=[.Y12]" office:value-type="float" office:value="0" calcext:value-type="float">
            <text:p>0</text:p>
          </table:table-cell>
          <table:table-cell table:style-name="ce2" table:formula="of:=[.Z15]" office:value-type="float" office:value="1" calcext:value-type="float">
            <text:p>1</text:p>
          </table:table-cell>
          <table:table-cell table:style-name="ce2" table:formula="of:=[.Z13]" office:value-type="float" office:value="0" calcext:value-type="float">
            <text:p>0</text:p>
          </table:table-cell>
          <table:table-cell table:style-name="ce2" table:formula="of:=[.Y14]" office:value-type="float" office:value="0" calcext:value-type="float">
            <text:p>0</text:p>
          </table:table-cell>
          <table:table-cell table:style-name="ce1"/>
          <table:table-cell table:style-name="ce2" table:formula="of:=[.AA12]" office:value-type="float" office:value="0" calcext:value-type="float">
            <text:p>0</text:p>
          </table:table-cell>
          <table:table-cell table:style-name="ce1"/>
          <table:table-cell table:formula="of:=[.S12]+2*[.R12]+4*[.Q12]+8*[.P12]+16*[.O12]+32*[.N12]+64*[.M12]+128*[.L12]+256*[.K12]+512*[.J12]+1024*[.I12]+2048*[.H12]+4096*[.G12]+8192*[.F12]+16384*[.E12]+32768*[.D12]" office:value-type="float" office:value="32" calcext:value-type="float">
            <text:p>32</text:p>
          </table:table-cell>
          <table:table-cell table:style-name="ce2" table:formula="of:=DEC2HEX([.T12])" office:value-type="string" office:string-value="20" calcext:value-type="string">
            <text:p>20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S13]+2*[.R13]+4*[.Q13]+8*[.P13]+16*[.O13]+32*[.N13]+64*[.M13]+128*[.L13]+256*[.K13]+512*[.J13]+1024*[.I13]+2048*[.H13]+4096*[.G13]+8192*[.F13]+16384*[.E13]+32768*[.D13]" office:value-type="float" office:value="16618" calcext:value-type="float">
            <text:p>16618</text:p>
          </table:table-cell>
          <table:table-cell table:formula="of:=DEC2HEX([.T13])" office:value-type="string" office:string-value="40EA" calcext:value-type="string">
            <text:p>40EA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14]+2*[.R14]+4*[.Q14]+8*[.P14]+16*[.O14]+32*[.N14]+64*[.M14]+128*[.L14]+256*[.K14]+512*[.J14]+1024*[.I14]+2048*[.H14]+4096*[.G14]+8192*[.F14]+16384*[.E14]+32768*[.D14]" office:value-type="float" office:value="130" calcext:value-type="float">
            <text:p>130</text:p>
          </table:table-cell>
          <table:table-cell table:formula="of:=DEC2HEX([.T14])" office:value-type="string" office:string-value="82" calcext:value-type="string">
            <text:p>82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15]+2*[.R15]+4*[.Q15]+8*[.P15]+16*[.O15]+32*[.N15]+64*[.M15]+128*[.L15]+256*[.K15]+512*[.J15]+1024*[.I15]+2048*[.H15]+4096*[.G15]+8192*[.F15]+16384*[.E15]+32768*[.D15]" office:value-type="float" office:value="16442" calcext:value-type="float">
            <text:p>16442</text:p>
          </table:table-cell>
          <table:table-cell table:formula="of:=DEC2HEX([.T15])" office:value-type="string" office:string-value="403A" calcext:value-type="string">
            <text:p>403A</text:p>
          </table:table-cell>
          <table:table-cell table:number-columns-repeated="3"/>
          <table:table-cell table:style-name="ce3"/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16]+2*[.R16]+4*[.Q16]+8*[.P16]+16*[.O16]+32*[.N16]+64*[.M16]+128*[.L16]+256*[.K16]+512*[.J16]+1024*[.I16]+2048*[.H16]+4096*[.G16]+8192*[.F16]+16384*[.E16]+32768*[.D16]" office:value-type="float" office:value="16514" calcext:value-type="float">
            <text:p>16514</text:p>
          </table:table-cell>
          <table:table-cell table:formula="of:=DEC2HEX([.T16])" office:value-type="string" office:string-value="4082" calcext:value-type="string">
            <text:p>408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17]+2*[.R17]+4*[.Q17]+8*[.P17]+16*[.O17]+32*[.N17]+64*[.M17]+128*[.L17]+256*[.K17]+512*[.J17]+1024*[.I17]+2048*[.H17]+4096*[.G17]+8192*[.F17]+16384*[.E17]+32768*[.D17]" office:value-type="float" office:value="16562" calcext:value-type="float">
            <text:p>16562</text:p>
          </table:table-cell>
          <table:table-cell table:formula="of:=DEC2HEX([.T17])" office:value-type="string" office:string-value="40B2" calcext:value-type="string">
            <text:p>40B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18]+2*[.R18]+4*[.Q18]+8*[.P18]+16*[.O18]+32*[.N18]+64*[.M18]+128*[.L18]+256*[.K18]+512*[.J18]+1024*[.I18]+2048*[.H18]+4096*[.G18]+8192*[.F18]+16384*[.E18]+32768*[.D18]" office:value-type="float" office:value="210" calcext:value-type="float">
            <text:p>210</text:p>
          </table:table-cell>
          <table:table-cell table:formula="of:=DEC2HEX([.T18])" office:value-type="string" office:string-value="D2" calcext:value-type="string">
            <text:p>D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.00.0000</text:date>, <text:time style:data-style-name="N2" text:time-value="16:58:44.7540766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6:10:58.858386878</meta:creation-date>
    <dc:date>2018-03-12T18:33:45.258333850</dc:date>
    <meta:editing-duration>PT1H27M39S</meta:editing-duration>
    <meta:editing-cycles>2</meta:editing-cycles>
    <meta:generator>LibreOffice/5.2.2.2$Linux_X86_64 LibreOffice_project/20m0$Build-2</meta:generator>
    <meta:document-statistic meta:table-count="1" meta:cell-count="302" meta:object-count="0"/>
  </office:meta>
</office:document-meta>
</file>